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3.254cm" fo:min-width="7.448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159cm" svg:stroke-color="#111111" draw:marker-start-width="0.437cm" draw:marker-end="Arrowheads_20_1" draw:marker-end-width="0.537cm" draw:fill="none" draw:textarea-vertical-align="middle" fo:padding-top="0.203cm" fo:padding-bottom="0.203cm" fo:padding-left="0.328cm" fo:padding-right="0.328cm"/>
    </style:style>
    <style:style style:name="gr3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3.254cm" fo:min-width="13.34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724cm"/>
      <style:paragraph-properties style:writing-mode="lr-tb"/>
    </style:style>
    <style:style style:name="gr6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3.254cm" fo:min-width="5.848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111111" draw:marker-start-width="0.279cm" draw:marker-end-width="0.279cm" draw:fill-color="#ffffff" draw:textarea-horizontal-align="justify" draw:textarea-vertical-align="middle" draw:auto-grow-height="false" fo:min-height="3.254cm" fo:min-width="5.748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111111" draw:marker-start-width="0.279cm" draw:marker-end-width="0.279cm" draw:fill="none" draw:textarea-horizontal-align="justify" draw:textarea-vertical-align="middle" draw:auto-grow-height="false" fo:min-height="1.198cm" fo:min-width="3.299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106cm" svg:stroke-color="#111111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width="0.053cm" svg:stroke-color="#111111" draw:marker-start-width="0.279cm" draw:marker-end-width="0.279cm" draw:fill="none" draw:textarea-horizontal-align="justify" draw:textarea-vertical-align="middle" draw:auto-grow-height="false" fo:min-height="1.198cm" fo:min-width="3.84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076cm"/>
      <style:paragraph-properties style:writing-mode="lr-tb"/>
    </style:style>
    <style:style style:name="gr12" style:family="graphic" style:parent-style-name="standard">
      <style:graphic-properties svg:stroke-width="0.053cm" svg:stroke-color="#111111" draw:marker-start-width="0.279cm" draw:marker-end-width="0.279cm" draw:fill="none" draw:textarea-horizontal-align="justify" draw:textarea-vertical-align="middle" draw:auto-grow-height="false" fo:min-height="1.198cm" fo:min-width="1.962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14" style:family="graphic" style:parent-style-name="objectwithoutfill">
      <style:graphic-properties svg:stroke-width="0.159cm" svg:stroke-color="#111111" draw:marker-start-width="0.438cm" draw:marker-end="Arrowheads_20_4" draw:marker-end-width="0.438cm" draw:fill="none" draw:textarea-vertical-align="middle" fo:padding-top="0.204cm" fo:padding-bottom="0.204cm" fo:padding-left="0.329cm" fo:padding-right="0.3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32pt"/>
    </style:style>
    <style:style style:name="P2" style:family="paragraph">
      <loext:graphic-properties draw:fill-color="#ffffff"/>
      <style:paragraph-properties fo:text-align="center" style:writing-mode="lr-tb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6pt"/>
    </style:style>
    <style:style style:name="P5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text-properties fo:font-size="26pt" style:font-size-asian="26pt" style:font-size-complex="26pt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32pt"/>
    </style:style>
    <style:style style:name="T2" style:family="text">
      <style:text-properties fo:font-size="2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0000" loext:opacity="100%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8cm" svg:height="3.556cm" svg:x="16.2cm" svg:y="1.066cm">
          <text:p text:style-name="P1"><text:span text:style-name="T1">Hi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0.2cm" svg:y1="5.11cm" svg:x2="20.2cm" svg:y2="7cm">
          <text:p/>
        </draw:line>
        <draw:custom-shape draw:style-name="gr1" draw:text-style-name="P2" draw:layer="layout" svg:width="8cm" svg:height="3.556cm" svg:x="16.2cm" svg:y="7.388cm">
          <text:p text:style-name="P1"><text:span text:style-name="T1">72 <text:s/>105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0.2cm" svg:y1="11.554cm" svg:x2="20.2cm" svg:y2="13.6cm">
          <text:p/>
        </draw:line>
        <draw:custom-shape draw:style-name="gr3" draw:text-style-name="P2" draw:layer="layout" svg:width="13.9cm" svg:height="3.556cm" svg:x="13.3cm" svg:y="14.064cm">
          <text:p text:style-name="P1"><text:span text:style-name="T1">01001000 <text:s/>0110100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5cm" svg:height="2.301cm" svg:x="1.6cm" svg:y="1.76cm">
          <draw:text-box>
            <text:p><text:span text:style-name="T2">Ori</text:span><text:span text:style-name="T2">gin</text:span><text:span text:style-name="T2">al </text:span><text:span text:style-name="T2">ch</text:span><text:span text:style-name="T2">ara</text:span><text:span text:style-name="T2">cte</text:span><text:span text:style-name="T2">rs</text:span></text:p>
          </draw:text-box>
        </draw:frame>
        <draw:frame draw:style-name="gr5" draw:text-style-name="P5" draw:layer="layout" svg:width="7.1cm" svg:height="2.974cm" svg:x="1.5cm" svg:y="7.644cm">
          <draw:text-box>
            <text:p><text:span text:style-name="T3">De</text:span><text:span text:style-name="T3">ci</text:span><text:span text:style-name="T3">m</text:span><text:span text:style-name="T3">al </text:span><text:span text:style-name="T3">re</text:span><text:span text:style-name="T3">pr</text:span><text:span text:style-name="T3">es</text:span><text:span text:style-name="T3">en</text:span><text:span text:style-name="T3">tat</text:span><text:span text:style-name="T3">ion</text:span></text:p>
          </draw:text-box>
        </draw:frame>
        <draw:frame draw:style-name="gr5" draw:text-style-name="P5" draw:layer="layout" svg:width="7.1cm" svg:height="2.974cm" svg:x="1.5cm" svg:y="14.29cm">
          <draw:text-box>
            <text:p><text:span text:style-name="T3">Binary representation</text:span></text:p>
          </draw:text-box>
        </draw:frame>
        <draw:custom-shape draw:style-name="gr6" draw:text-style-name="P2" draw:layer="layout" svg:width="6.4cm" svg:height="3.556cm" svg:x="9.7cm" svg:y="19.964cm">
          <text:p text:style-name="P1"><text:span text:style-name="T1">01001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3cm" svg:height="3.556cm" svg:x="17.1cm" svg:y="19.944cm">
          <text:p text:style-name="P1"><text:span text:style-name="T1">000110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7.1cm" svg:height="2.974cm" svg:x="1.5cm" svg:y="20.29cm">
          <draw:text-box>
            <text:p><text:span text:style-name="T3">6 bit </text:span><text:span text:style-name="T3">tran</text:span><text:span text:style-name="T3">sfor</text:span><text:span text:style-name="T3">mati</text:span><text:span text:style-name="T3">on</text:span></text:p>
          </draw:text-box>
        </draw:frame>
        <draw:custom-shape draw:style-name="gr8" draw:text-style-name="P3" draw:layer="layout" svg:width="3.851cm" svg:height="1.5cm" svg:x="14.834cm" svg:y="15.1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6.5cm" svg:y1="16.8cm" svg:x2="15.1cm" svg:y2="19.7cm">
          <text:p/>
        </draw:line>
        <draw:custom-shape draw:style-name="gr10" draw:text-style-name="P7" draw:layer="layout" svg:width="4.392cm" svg:height="1.5cm" svg:x="18.686cm" svg:y="15.1cm">
          <text:p text:style-name="P6"><text:s/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0.8cm" svg:y1="16.574cm" svg:x2="20.8cm" svg:y2="19.5cm">
          <text:p/>
        </draw:line>
        <draw:frame draw:style-name="gr11" draw:text-style-name="P5" draw:layer="layout" svg:width="7.1cm" svg:height="3.326cm" svg:x="1.5cm" svg:y="26.89cm">
          <draw:text-box>
            <text:p><text:span text:style-name="T3">Deci</text:span><text:span text:style-name="T3">mal </text:span><text:span text:style-name="T3">repre</text:span><text:span text:style-name="T3">senta</text:span><text:span text:style-name="T3">tion </text:span><text:span text:style-name="T3">of the </text:span><text:span text:style-name="T3">6 bit</text:span></text:p>
          </draw:text-box>
        </draw:frame>
        <draw:custom-shape draw:style-name="gr1" draw:text-style-name="P2" draw:layer="layout" svg:width="8cm" svg:height="3.556cm" svg:x="16.1cm" svg:y="26.788cm">
          <text:p text:style-name="P1"><text:span text:style-name="T1">18 <text:s/>6 <text:s/>32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1cm" svg:y1="24cm" svg:x2="16.936cm" svg:y2="26.377cm">
          <text:p/>
        </draw:line>
        <draw:frame draw:style-name="gr5" draw:text-style-name="P5" draw:layer="layout" svg:width="7.1cm" svg:height="2.974cm" svg:x="1.5cm" svg:y="33.29cm">
          <draw:text-box>
            <text:p><text:span text:style-name="T3">Characters in Base64</text:span></text:p>
          </draw:text-box>
        </draw:frame>
        <draw:custom-shape draw:style-name="gr1" draw:text-style-name="P2" draw:layer="layout" svg:width="8cm" svg:height="3.556cm" svg:x="16.1cm" svg:y="33.088cm">
          <text:p text:style-name="P1"><text:span text:style-name="T1">SGk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3cm" svg:height="3.556cm" svg:x="24.5cm" svg:y="19.944cm">
          <text:p text:style-name="P1"><text:span text:style-name="T1">1001</text:span><text:span text:style-name="T4">00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514cm" svg:height="1.5cm" svg:x="23.086cm" svg:y="15.1cm">
          <text:p text:style-name="P6"><text:s/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4.7cm" svg:y1="16.748cm" svg:x2="26.2cm" svg:y2="19.7cm">
          <text:p/>
        </draw:line>
        <draw:line draw:style-name="gr2" draw:text-style-name="P3" draw:layer="layout" svg:x1="20.1cm" svg:y1="30.714cm" svg:x2="20.1cm" svg:y2="32.76cm">
          <text:p/>
        </draw:line>
        <draw:line draw:style-name="gr2" draw:text-style-name="P3" draw:layer="layout" svg:x1="20.1cm" svg:y1="24.174cm" svg:x2="20.1cm" svg:y2="26.22cm">
          <text:p/>
        </draw:line>
        <draw:line draw:style-name="gr2" draw:text-style-name="P3" draw:layer="layout" svg:x1="26.596cm" svg:y1="23.961cm" svg:x2="23.76cm" svg:y2="26.338cm">
          <text:p/>
        </draw:line>
        <draw:frame draw:style-name="gr13" draw:text-style-name="P9" draw:layer="layout" svg:width="7cm" svg:height="2.301cm" svg:x="25.6cm" svg:y="8cm">
          <draw:text-box>
            <text:p text:style-name="P8"><text:span text:style-name="T3">Two </text:span><text:span text:style-name="T3">extra </text:span><text:span text:style-name="T3">zeros!</text:span></text:p>
          </draw:text-box>
        </draw:frame>
        <draw:path draw:style-name="gr14" draw:text-style-name="P3" draw:layer="layout" svg:width="8.034cm" svg:height="2.816cm" draw:transform="rotate (-1.2924163111018) translate (30.1cm 12.4cm)" svg:viewBox="0 0 8035 2817" svg:d="M0 0c3640 0 8035 2817 8035 2817">
          <text:p/>
        </draw:path>
        <draw:frame draw:style-name="gr15" draw:text-style-name="P9" draw:layer="layout" svg:width="6cm" svg:height="2.301cm" svg:x="26.6cm" svg:y="10.301cm">
          <draw:text-box>
            <text:p text:style-name="P8"><text:span text:style-name="T3">Two extra zeros!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cm" fo:page-height="40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438cm" svg:height="7.575cm" svg:x="2.28cm" svg:y="2.485cm"/>
      <draw:page-thumbnail draw:layer="backgroundobjects" svg:width="6.438cm" svg:height="7.575cm" svg:x="2.28cm" svg:y="11.061cm"/>
      <draw:page-thumbnail draw:layer="backgroundobjects" svg:width="6.438cm" svg:height="7.575cm" svg:x="2.28cm" svg:y="19.637cm"/>
      <draw:page-thumbnail draw:layer="backgroundobjects" svg:width="6.438cm" svg:height="7.575cm" svg:x="12.28cm" svg:y="2.485cm"/>
      <draw:page-thumbnail draw:layer="backgroundobjects" svg:width="6.438cm" svg:height="7.575cm" svg:x="12.28cm" svg:y="11.061cm"/>
      <draw:page-thumbnail draw:layer="backgroundobjects" svg:width="6.438cm" svg:height="7.575cm" svg:x="12.28cm" svg:y="19.637cm"/>
    </style:handout-master>
    <style:master-page style:name="Default" style:page-layout-name="PM1" draw:style-name="Mdp1">
      <draw:frame presentation:style-name="Default-title" draw:layer="backgroundobjects" svg:width="25.199cm" svg:height="4.674cm" svg:x="1.4cm" svg:y="1.116cm" presentation:class="title" presentation:placeholder="true">
        <draw:text-box/>
      </draw:frame>
      <draw:frame presentation:style-name="Default-outline1" draw:layer="backgroundobjects" svg:width="25.199cm" svg:height="16.238cm" svg:x="1.4cm" svg:y="6.551cm" presentation:class="outline" presentation:placeholder="true">
        <draw:text-box/>
      </draw:frame>
      <draw:frame presentation:style-name="Mpr1" draw:text-style-name="MP2" draw:layer="backgroundobjects" svg:width="6.523cm" svg:height="1.929cm" svg:x="1.4cm" svg:y="25.5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929cm" svg:x="9.576cm" svg:y="25.5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929cm" svg:x="20.076cm" svg:y="25.5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8T19:48:11.936394076</meta:creation-date>
    <dc:date>2024-05-28T21:46:09.405823161</dc:date>
    <meta:editing-duration>PT1H21M45S</meta:editing-duration>
    <meta:editing-cycles>60</meta:editing-cycles>
    <meta:generator>LibreOffice/7.3.7.2$Linux_X86_64 LibreOffice_project/30$Build-2</meta:generator>
    <meta:document-statistic meta:object-count="52"/>
  </office:meta>
</office:document-meta>
</file>